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18pt" style:font-size-asian="18pt" style:font-size-complex="14pt"/>
    </style:style>
    <style:style style:name="P3" style:parent-style-name="Standard" style:family="paragraph">
      <style:text-properties fo:font-weight="bold" style:font-weight-asian="bold" style:font-weight-complex="bold" fo:color="#ED7D31" fo:font-size="14pt" style:font-size-asian="14pt" style:font-size-complex="14pt"/>
    </style:style>
    <style:style style:name="P4" style:parent-style-name="Standard" style:family="paragraph">
      <style:text-properties fo:font-weight="bold" style:font-weight-asian="bold" style:font-weight-complex="bold" fo:color="#ED7D31" fo:font-size="14pt" style:font-size-asian="14pt" style:font-size-complex="14pt"/>
    </style:style>
    <style:style style:name="P5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" style:parent-style-name="Policepardéfaut" style:family="text">
      <style:text-properties fo:font-weight="bold" style:font-weight-asian="bold" fo:font-style="italic" style:font-style-asian="italic"/>
    </style:style>
    <style:style style:name="P11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12" style:parent-style-name="Policepardéfaut" style:family="text">
      <style:text-properties fo:font-style="italic" style:font-style-asian="italic"/>
    </style:style>
    <style:style style:name="T13" style:parent-style-name="Policepardéfaut" style:family="text">
      <style:text-properties fo:font-weight="bold" style:font-weight-asian="bold" fo:font-style="italic" style:font-style-asian="italic"/>
    </style:style>
    <style:style style:name="T14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font-weight="bold" style:font-weight-asian="bold" fo:font-style="italic" style:font-style-asian="italic"/>
    </style:style>
    <style:style style:name="P16" style:parent-style-name="Standard" style:family="paragraph">
      <style:text-properties fo:font-weight="bold" style:font-weight-asian="bold" fo:font-style="italic" style:font-style-asian="italic"/>
    </style:style>
    <style:style style:name="P17" style:parent-style-name="Standard" style:family="paragraph">
      <style:text-properties fo:font-weight="bold" style:font-weight-asian="bold" style:font-weight-complex="bold" fo:color="#ED7D31" fo:font-size="14pt" style:font-size-asian="14pt" style:font-size-complex="14pt"/>
    </style:style>
    <style:style style:name="P18" style:parent-style-name="Standard" style:family="paragraph">
      <style:text-properties fo:font-weight="bold" style:font-weight-asian="bold" fo:font-style="italic" style:font-style-asian="italic"/>
    </style:style>
    <style:style style:name="T19" style:parent-style-name="Policepardéfaut" style:family="text">
      <style:text-properties fo:font-weight="bold" style:font-weight-asian="bold" fo:font-style="italic" style:font-style-asian="italic"/>
    </style:style>
    <style:style style:name="P20" style:parent-style-name="Standard" style:family="paragraph">
      <style:paragraph-properties fo:margin-left="0.4916in">
        <style:tab-stops/>
      </style:paragraph-properties>
    </style:style>
    <style:style style:name="P21" style:parent-style-name="Standard" style:family="paragraph">
      <style:paragraph-properties fo:text-indent="0.4923in"/>
      <style:text-properties fo:font-weight="bold" style:font-weight-asian="bold" fo:font-style="italic" style:font-style-asian="italic"/>
    </style:style>
    <style:style style:name="P22" style:parent-style-name="Standard" style:family="paragraph">
      <style:paragraph-properties fo:text-indent="0.4923in"/>
      <style:text-properties fo:font-weight="bold" style:font-weight-asian="bold" fo:font-style="italic" style:font-style-asian="italic"/>
    </style:style>
    <style:style style:name="P23" style:parent-style-name="Standard" style:family="paragraph">
      <style:paragraph-properties fo:margin-left="0.9833in">
        <style:tab-stops/>
      </style:paragraph-properties>
    </style:style>
    <style:style style:name="P24" style:parent-style-name="Standard" style:family="paragraph">
      <style:paragraph-properties fo:margin-left="0.9833in">
        <style:tab-stops/>
      </style:paragraph-properties>
    </style:style>
    <style:style style:name="P25" style:parent-style-name="Standard" style:family="paragraph">
      <style:paragraph-properties fo:margin-left="0.9833in">
        <style:tab-stops/>
      </style:paragraph-properties>
    </style:style>
    <style:style style:name="P26" style:parent-style-name="Standard" style:family="paragraph">
      <style:text-properties fo:font-weight="bold" style:font-weight-asian="bold" style:font-weight-complex="bold" fo:color="#ED7D31" fo:font-size="14pt" style:font-size-asian="14pt" style:font-size-complex="14pt"/>
    </style:style>
    <style:style style:name="P27" style:parent-style-name="Standard" style:family="paragraph">
      <style:text-properties fo:font-weight="bold" style:font-weight-asian="bold" style:font-weight-complex="bold" fo:color="#ED7D31" fo:font-size="14pt" style:font-size-asian="14pt" style:font-size-complex="14pt"/>
    </style:style>
  </office:automatic-styles>
  <office:body>
    <office:text text:use-soft-page-breaks="true">
      <text:p text:style-name="P1">JEU DE LA VIE : cahier des charges fonctionnel</text:p>
      <text:p text:style-name="Standard"/>
      <text:p text:style-name="P3">Finalités</text:p>
      <text:p text:style-name="Standard">Observer l’évolution d’un damier bidimensionnel selon une situation, en termes de cellules vivantes ou mortes, prédéfinie ou<text:s/>définie par l’utilisateur.</text:p>
      <text:p text:style-name="Standard"/>
      <text:p text:style-name="Standard"/>
      <text:p text:style-name="P4">Fonctionnalités</text:p>
      <text:p text:style-name="P5">Fonctionnalités principales</text:p>
      <text:p text:style-name="P6"><text:tab/>Règles</text:p>
      <text:p text:style-name="Standard">Le jeu de la vie est représenté par un damier à deux dimensions pour lequel chacune des cases correspond à une cellule (soit vivante : noire, soit morte : incolore).</text:p>
      <text:p text:style-name="Standard">Des générations s'enchaînent et prennent en compte des lois génétiques dépendant des huit cellules voisines à la cellule concernée :</text:p>
      <text:p text:style-name="Standard">* une cellule vivante avec moins de deux cellules voisines vivantes meurt (sous-population) ;</text:p>
      <text:p text:style-name="Standard">* une cellule vivante avec deux ou trois cellules voisines vivantes survit ;</text:p>
      <text:p text:style-name="Standard">* une cellule vivante avec plus de trois cellules voisines vivantes meurt (sur-population) ;</text:p>
      <text:p text:style-name="Standard">* une cellule morte avec trois cellules voisines vivantes devient une cellule vivante (reproduction).</text:p>
      <text:p text:style-name="P7"/>
      <text:p text:style-name="Standard"><text:tab/><text:span text:style-name="T8">Définition de la pop</text:span><text:span text:style-name="T9">ulation initiale</text:span></text:p>
      <text:p text:style-name="Standard">Plusieurs possibilités :</text:p>
      <text:p text:style-name="Standard">* une population initiale définie par l'utilisateur : celui-ci détermine la ou les cellules vivantes souhaitées ;</text:p>
      <text:p text:style-name="Standard">* une population initiale aléatoire : chaque cellule du damier est définie de manière aléatoire, soit vivante, soit morte ;</text:p>
      <text:p text:style-name="Standard">* une configuration initiale conduisant à une évolution particulière (disparition totale, oscillation, vaisseaux, etc.)</text:p>
      <text:p text:style-name="Standard"/>
      <text:p text:style-name="Standard"><text:tab/><text:span text:style-name="T10">Enchainement des générations</text:span></text:p>
      <text:p text:style-name="Standard">Les générations pourront s’enchaîner de deux manières :<text:s/></text:p>
      <text:p text:style-name="Standard">* soit automatiquement :<text:s/>on passe d’une génération à la génération suivante au bout d’une seconde ;</text:p>
      <text:p text:style-name="Standard">* soit manuellement : à partir d’un bouton, on choisit à quel moment on souhaite passer à la génération suivante ;</text:p>
      <text:p text:style-name="Standard"/>
      <text:p text:style-name="P11">Fonctionnalités complémentaires</text:p>
      <text:p text:style-name="Standard"><text:span text:style-name="T12"><text:tab/></text:span><text:span text:style-name="T13">Coloration des cellules</text:span></text:p>
      <text:p text:style-name="Standard">Au lieu<text:s/>d’avoir uniquement la couleur noire, on obtiendrait :</text:p>
      <text:p text:style-name="Standard">* incolore : cellule morte ;</text:p>
      <text:p text:style-name="Standard">* bleu : cellule en cours de vie ;</text:p>
      <text:p text:style-name="Standard">* vert : cellules naissantes ;</text:p>
      <text:p text:style-name="Standard">* rouge : cellules mourantes ;</text:p>
      <text:p text:style-name="Standard">* jaune : cellules ne vivant qu'une seule génération.</text:p>
      <text:p text:style-name="Standard"/>
      <text:p text:style-name="Standard"><text:span text:style-name="T14">RQ</text:span> : Si une cellule<text:s/>naissante ne vit qu'une seule génération, celle-ci sera de couleur jaune.</text:p>
      <text:p text:style-name="Standard"/>
      <text:p text:style-name="P15"><text:tab/>Bouton « Pause »</text:p>
      <text:p text:style-name="Standard">Ce bouton permettrait d’arrêter l’enchainement automatique des générations.</text:p>
      <text:p text:style-name="Standard"/>
      <text:p text:style-name="P16"><text:tab/>Sauvegarder et charger une population initiale</text:p>
      <text:p text:style-name="Standard">Il serait possible de sauvegarder :</text:p>
      <text:p text:style-name="Standard">*<text:s/>une population initiale en cours de définition ;</text:p>
      <text:soft-page-break/>
      <text:p text:style-name="Standard">* une population en cours d’évolution.</text:p>
      <text:p text:style-name="Standard"/>
      <text:p text:style-name="Standard">On pourrait donc alors également charger ces sauvegardes.</text:p>
      <text:p text:style-name="Standard"/>
      <text:p text:style-name="Standard"/>
      <text:p text:style-name="P17">Interface</text:p>
      <text:p text:style-name="P18"><text:tab/>Menu</text:p>
      <text:p text:style-name="Standard">Initialement, on accède à un écran de menu proposant plusieurs boutons :</text:p>
      <text:p text:style-name="Standard">* « Population<text:s/>initiale définie » ;</text:p>
      <text:p text:style-name="Standard">* « Population initiale aléatoire » ;</text:p>
      <text:p text:style-name="Standard">* « Choisir une configuration initiale » ;</text:p>
      <text:p text:style-name="Standard">* « Charger une population initiale » (fonctionnalité complémentaire) ;</text:p>
      <text:p text:style-name="Standard">* « Quitter » ;</text:p>
      <text:p text:style-name="Standard"/>
      <text:p text:style-name="Standard">Au démarrage du jeu, un damier en deux dimensions représentant les différents états des cellules s'affiche. </text:p>
      <text:p text:style-name="Standard"/>
      <text:p text:style-name="Standard"><text:tab/><text:span text:style-name="T19">Choisir une configuration initiale</text:span></text:p>
      <text:p text:style-name="Standard">Après avoir cliqué sur le bouton « Choisir une configuration initiale », une fenêtre s’ouvre et propose une liste de configuration initiale à gauche de la fenêtre et une représentation de l’état de départ à droite de la liste.<text:s/></text:p>
      <text:p text:style-name="Standard">On retrouve en bas à droite de l’écran :</text:p>
      <text:p text:style-name="P20">- un bouton « OK » pour valider le choix de la configuration initiale : une redirection vers la fenêtre du damier avec la configuration choisie est alors effectuée ;</text:p>
      <text:p text:style-name="Standard"><text:tab/>- un bouton « Retour » pour retourner vers la fenêtre de menu.</text:p>
      <text:p text:style-name="Standard"/>
      <text:p text:style-name="P21">Damier</text:p>
      <text:p text:style-name="Standard">Un damier à deux dimensions en 60*40 s’affiche à l’écran.</text:p>
      <text:p text:style-name="Standard">Au-dessus du damier, on observe :</text:p>
      <text:p text:style-name="Standard">* un bouton « Passer » : pour passer à la génération suivante ;</text:p>
      <text:p text:style-name="Standard">* un bouton « Automatique » : pour que les générations s’enchaînent automatiquement à un intervalle d’une seconde ;</text:p>
      <text:p text:style-name="Standard">* un bouton « Pause » (fonctionnalité complémentaire) : pour arrêter l’enchaînement automatique des générations ;</text:p>
      <text:p text:style-name="Standard">* un bouton « Sauvegarder » (fonctionnalité complémentaire) : pour sauvegarder l’état de la position initiale ou de l’évolution ;</text:p>
      <text:p text:style-name="Standard">* un bouton « Quitter » : pour fermer l’application.</text:p>
      <text:p text:style-name="Standard"/>
      <text:p text:style-name="P22">Boîtes de dialogue</text:p>
      <text:p text:style-name="Standard">* au niveau du bouton « Choisir une configuration initiale » dans le menu : une fenêtre s’ouvre dont le<text:s/>titre est « Choisir… » apparaît, elle contient :<text:s/></text:p>
      <text:p text:style-name="Standard"><text:tab/>- Une liste avec plusieurs configurations ;</text:p>
      <text:p text:style-name="Standard"><text:tab/>- Un bouton « OK » et un bouton « Annuler ».</text:p>
      <text:p text:style-name="Standard">* au niveau du bouton « Sauvegarder » dans la fenêtre du damier : une fenêtre apparaît dont le titre est<text:s/>« Sauvegarde… » apparaît, elle contient :</text:p>
      <text:p text:style-name="Standard"><text:tab/>- « Veuillez saisir le nom de la partie : » ;</text:p>
      <text:p text:style-name="Standard"><text:tab/>- un champ de saisie ;</text:p>
      <text:p text:style-name="Standard"><text:tab/>- un bouton « OK » et un bouton « Annuler ».</text:p>
      <text:p text:style-name="Standard">* au niveau du bouton « Quitter » dans la fenêtre du damier : une fenêtre apparaît dont le titre<text:s/>est « Quitter… » apparaît, elle contient :<text:s/></text:p>
      <text:p text:style-name="Standard"><text:tab/>- « Vous allez quitter la partie, souhaitez-vous sauvegarder ? » ;</text:p>
      <text:p text:style-name="Standard"><text:tab/>- un bouton « Oui » et un bouton « Non » ;</text:p>
      <text:soft-page-break/>
      <text:p text:style-name="P23">&gt; si l’utilisateur clique sur « Oui », la pop-up apparaissant en cliquant sur le bouton « Sauvegarder » s’affiche ;</text:p>
      <text:p text:style-name="Standard"><text:tab/><text:tab/>&gt; si l’utilisateur clique sur « Non », la fenêtre de la partie se ferme.</text:p>
      <text:p text:style-name="Standard">* au niveau du bouton « Charger une population initiale » : une fenêtre dont le titre est « Charger… » apparaît, elle contient :<text:s/></text:p>
      <text:p text:style-name="Standard"><text:tab/>- « Veuillez saisir le nom d’une partie à charger : » ;</text:p>
      <text:p text:style-name="Standard"><text:tab/>- un champ de saisie ;</text:p>
      <text:p text:style-name="Standard"><text:tab/>- un bouton « OK et un bouton « Annuler ».</text:p>
      <text:p text:style-name="P24">&gt; si la partie est retrouvée, la fenêtre de damier s’ouvre avec l’état de la partie à la sauvegarde ;</text:p>
      <text:p text:style-name="P25">&gt; si la partie n’est pas retrouvée, une pop-up d’information s’ouvre indiquant « Le nom de la partie n’a pas pu être trouvée ».</text:p>
      <text:p text:style-name="Standard"/>
      <text:p text:style-name="P26">Contraintes de réalisation</text:p>
      <text:p text:style-name="Standard">Eclipse IDE</text:p>
      <text:p text:style-name="Standard"/>
      <text:p text:style-name="P27">Livrables</text:p>
      <text:p text:style-name="Standard">* Projet Eclipse IDE <text:s/></text:p>
      <text:p text:style-name="Standard">* Manuel d’installation</text:p>
      <text:p text:style-name="Standard">* Manuel d’utilisation</text:p>
      <text:p text:style-name="Standard">* Scénarios de tests de validation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text-properties fo:font-style="italic" style:font-style-asian="italic"/>
    </style:style>
  </office:automatic-styles>
  <office:master-styles>
    <style:master-page style:name="MP0" style:page-layout-name="PL0">
      <style:header>
        <text:p text:style-name="P2">William UNG (MS IDL)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illiam Ung</meta:initial-creator>
    <dc:creator>Windows User</dc:creator>
    <meta:creation-date>2015-09-24T10:56:00Z</meta:creation-date>
    <dc:date>2015-10-28T18:13:00Z</dc:date>
    <meta:template xlink:href="Normal.dotm" xlink:type="simple"/>
    <meta:editing-cycles>39</meta:editing-cycles>
    <meta:editing-duration>PT92580S</meta:editing-duration>
    <meta:document-statistic meta:page-count="3" meta:paragraph-count="11" meta:word-count="848" meta:character-count="5501" meta:row-count="38" meta:non-whitespace-character-count="4664"/>
  </office:meta>
</office:document-meta>
</file>